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textarea-horizontal-align="center" draw:textarea-vertical-align="middle"/>
    </style:style>
    <style:style style:name="gr2" style:family="graphic" style:parent-style-name="standard">
      <style:graphic-properties draw:stroke="solid" svg:stroke-width="0cm" draw:fill="solid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width="0cm" draw:textarea-horizontal-align="justify" draw:textarea-vertical-align="middle" draw:auto-grow-height="false"/>
    </style:style>
    <style:style style:name="gr5" style:family="graphic" style:parent-style-name="standard">
      <style:graphic-properties svg:stroke-width="0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3" draw:layer="layout" svg:width="5.08cm" svg:height="1.905cm" svg:x="2.905cm" svg:y="4.175cm">
          <text:p text:style-name="P1">Loading screen</text:p>
          <text:p text:style-name="P1">-Close</text:p>
        </draw:rect>
        <draw:rect draw:style-name="gr1" draw:text-style-name="P1" draw:id="id2" draw:layer="layout" svg:width="6.35cm" svg:height="6.985cm" svg:x="11.795cm" svg:y="2.27cm">
          <text:p text:style-name="P2">Today View</text:p>
          <text:p text:style-name="P2">- Back</text:p>
          <text:p text:style-name="P2">-Save as favorite</text:p>
          <text:p text:style-name="P2">- Share</text:p>
          <text:p text:style-name="P2">-Menu</text:p>
          <text:p text:style-name="P2"><text:tab/>-Favorites</text:p>
          <text:p text:style-name="P2"><text:tab/>-About</text:p>
          <text:p text:style-name="P2"><text:tab/>-Exit</text:p>
          <text:p text:style-name="P2"/>
        </draw:rect>
        <draw:custom-shape draw:style-name="gr2" draw:text-style-name="P1" draw:id="id4" draw:layer="layout" svg:width="5.715cm" svg:height="1.27cm" svg:x="2.27cm" svg:y="7.985cm">
          <text:p text:style-name="P1">Closes ap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rect draw:style-name="gr1" draw:text-style-name="P1" draw:id="id5" draw:layer="layout" svg:width="6.35cm" svg:height="6.985cm" svg:x="11.795cm" svg:y="18.78cm">
          <text:p text:style-name="P2">Favorite View</text:p>
          <text:p text:style-name="P2">- Back</text:p>
          <text:p text:style-name="P2">-Delete</text:p>
          <text:p text:style-name="P2">- Share</text:p>
          <text:p text:style-name="P2">-Menu</text:p>
          <text:p text:style-name="P2"><text:tab/>-About</text:p>
          <text:p text:style-name="P2"><text:tab/>-Exit</text:p>
          <text:p text:style-name="P2"/>
        </draw:rect>
        <draw:rect draw:style-name="gr1" draw:text-style-name="P1" draw:id="id1" draw:layer="layout" svg:width="6.35cm" svg:height="5.615cm" svg:x="11.795cm" svg:y="11.26cm">
          <text:p text:style-name="P2">Favorites <text:s/>View</text:p>
          <text:p text:style-name="P2">- Back</text:p>
          <text:p text:style-name="P2">- Delete all</text:p>
          <text:p text:style-name="P2">-Menu</text:p>
          <text:p text:style-name="P2"><text:tab/>-About</text:p>
          <text:p text:style-name="P2"><text:tab/>-Exit</text:p>
          <text:p text:style-name="P2"/>
        </draw:rect>
        <draw:connector draw:style-name="gr3" draw:text-style-name="P1" draw:layer="layout" svg:x1="14.97cm" svg:y1="11.26cm" svg:x2="14.97cm" svg:y2="9.255cm" draw:start-shape="id1" draw:end-shape="id2" svg:d="m14970 11260v-2005">
          <text:p text:style-name="P1">Back</text:p>
        </draw:connector>
        <draw:connector draw:style-name="gr3" draw:text-style-name="P1" draw:layer="layout" svg:x1="14.97cm" svg:y1="18.78cm" svg:x2="14.97cm" svg:y2="16.775cm" svg:d="m14970 18780v-2005">
          <text:p text:style-name="P1">Back</text:p>
        </draw:connector>
        <draw:connector draw:style-name="gr3" draw:text-style-name="P1" draw:layer="layout" svg:x1="5.445cm" svg:y1="6.08cm" svg:x2="5.127cm" svg:y2="7.985cm" draw:start-shape="id3" draw:start-glue-point="2" draw:end-shape="id4" svg:d="m5445 6080v953h-318v952">
          <text:p text:style-name="P1">Close</text:p>
        </draw:connector>
        <draw:connector draw:style-name="gr3" draw:text-style-name="P1" draw:layer="layout" svg:x1="18.145cm" svg:y1="5.762cm" svg:x2="18.145cm" svg:y2="14.067cm" draw:start-shape="id2" draw:start-glue-point="1" draw:end-shape="id1" svg:d="m18145 5762h500v8305h-500">
          <text:p text:style-name="P1">Favorites</text:p>
        </draw:connector>
        <draw:connector draw:style-name="gr3" draw:text-style-name="P1" draw:layer="layout" svg:x1="18.145cm" svg:y1="14.067cm" svg:x2="18.145cm" svg:y2="22.272cm" draw:start-shape="id1" draw:end-shape="id5" draw:end-glue-point="1" svg:d="m18145 14067h500v8205h-500">
          <text:p text:style-name="P1">Favorite selected</text:p>
        </draw:connector>
        <draw:custom-shape draw:style-name="gr4" draw:text-style-name="P1" draw:id="id6" draw:layer="layout" svg:width="6.35cm" svg:height="3.81cm" svg:x="2.27cm" svg:y="14.97cm">
          <text:p text:style-name="P1">Share</text:p>
          <text:p text:style-name="P1">Opens sms editor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1.575cm" svg:y1="8.048cm" svg:x2="8.62cm" svg:y2="16.875cm" draw:end-shape="id6" svg:d="m11575 8048h-1227v8827h-1728">
          <text:p text:style-name="P1">Share</text:p>
          <text:p text:style-name="P1"/>
        </draw:connector>
        <draw:connector draw:style-name="gr3" draw:text-style-name="P1" draw:layer="layout" svg:x1="11.795cm" svg:y1="22.272cm" svg:x2="8.62cm" svg:y2="16.875cm" draw:start-shape="id5" draw:end-shape="id6" svg:d="m11795 22272h-1587v-5397h-1588">
          <text:p text:style-name="P1">Share</text:p>
        </draw:connector>
        <draw:connector draw:style-name="gr3" draw:text-style-name="P1" draw:layer="layout" svg:x1="11.795cm" svg:y1="5.762cm" svg:x2="7.985cm" svg:y2="8.62cm" draw:start-shape="id2" draw:start-glue-point="3" draw:end-shape="id4" svg:d="m11795 5762h-1905v2858h-1905">
          <text:p text:style-name="P1">Back</text:p>
        </draw:connector>
        <draw:custom-shape draw:style-name="gr4" draw:text-style-name="P1" draw:layer="layout" svg:width="5.08cm" svg:height="1.27cm" svg:x="2.905cm" svg:y="1.635cm">
          <text:p text:style-name="P1">Start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5.445cm" svg:y1="2.905cm" svg:x2="5.445cm" svg:y2="4.1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8-15T15:34:01.25</meta:creation-date>
    <dc:date>2011-08-15T16:05:41.24</dc:date>
    <meta:editing-duration>PT00H11M15S</meta:editing-duration>
    <meta:editing-cycles>1</meta:editing-cycles>
    <meta:document-statistic meta:object-count="16"/>
    <meta:generator>OpenOffice.org/3.0$Win32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